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officeooo:paragraph-rsid="00123168" style:font-weight-asian="normal" style:font-weight-complex="normal"/>
    </style:style>
    <style:style style:name="P5" style:family="paragraph" style:parent-style-name="Standard" style:list-style-name="L1">
      <style:text-properties fo:font-weight="normal" officeooo:paragraph-rsid="000c146c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23168" officeooo:paragraph-rsid="00123168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deb7a" officeooo:paragraph-rsid="000deb7a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b3c2b" officeooo:paragraph-rsid="000b3c2b" style:font-weight-asian="normal" style:font-weight-complex="normal"/>
    </style:style>
    <style:style style:name="P11" style:family="paragraph" style:parent-style-name="Standard" style:list-style-name="L4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break-before="page"/>
      <style:text-properties fo:font-weight="normal" officeooo:paragraph-rsid="000c146c" style:font-weight-asian="normal" style:font-weight-complex="normal"/>
    </style:style>
    <style:style style:name="P13" style:family="paragraph" style:parent-style-name="Standard" style:list-style-name="L1">
      <style:paragraph-properties fo:margin-left="2.501cm" fo:margin-right="0cm" fo:text-indent="-0.635cm" style:auto-text-indent="false"/>
      <style:text-properties fo:font-weight="normal" officeooo:rsid="000b3c2b" officeooo:paragraph-rsid="000b3c2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d43e"/>
    </style:style>
    <style:style style:name="T4" style:family="text">
      <style:text-properties officeooo:rsid="00089bad"/>
    </style:style>
    <style:style style:name="T5" style:family="text">
      <style:text-properties officeooo:rsid="000accd8"/>
    </style:style>
    <style:style style:name="T6" style:family="text">
      <style:text-properties officeooo:rsid="000c146c"/>
    </style:style>
    <style:style style:name="T7" style:family="text">
      <style:text-properties officeooo:rsid="001136c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ÓN BANCARIA</text:p>
      <text:p text:style-name="Standard"/>
      <text:p text:style-name="Standard"><text:tab/><text:span text:style-name="T1">Preliminar.- Ajuste de clave</text:span></text:p>
      <text:p text:style-name="Standard"/>
      <text:p text:style-name="Standard"><text:tab/>Para que la conexión a MySQL no de problemas se recomienda que la clave de root sea “cmadrid”. La clave del usuario root de MySQL se puede cambiar con:</text:p>
      <text:p text:style-name="Standard"/>
      <text:p text:style-name="Standard"><text:tab/><text:tab/>SET PASSWORD = PASSWORD('cmadrid');</text:p>
      <text:p text:style-name="Standard"/>
      <text:p text:style-name="Standard"><text:tab/>También se puede cambiar desde el entorno gráfico de phpmyadmin.</text:p>
      <text:p text:style-name="Standard"/>
      <text:p text:style-name="Standard"><text:tab/>Una vez cambiada la clave, hay que editar el fichero /etc/phpmyadmin/config-db.php y cambiar el valor de la variable $dbpass por 'cmadrid'.</text:p>
      <text:p text:style-name="Standard"/>
      <text:p text:style-name="Standard"><text:tab/><text:span text:style-name="T1">Practica 1.- Programa que cree la base de datos, sus tablas y los datos iniciales de prueba. Su nombre será crearbd.php</text:span></text:p>
      <text:p text:style-name="Standard"/>
      <text:p text:style-name="Standard"><text:tab/>Las instrucciones fundamentales para esta práctica son:</text:p>
      <text:p text:style-name="Standard"/>
      <text:p text:style-name="Standard"><text:tab/>Para crear la base de datos:</text:p>
      <text:p text:style-name="Standard"/>
      <text:p text:style-name="Standard"><text:tab/><text:tab/>CREATE <text:s/>DATABASE <text:s/>'Banco';</text:p>
      <text:p text:style-name="Standard"/>
      <text:p text:style-name="Standard"><text:tab/>Para que las relaciones entre las tablas sean correctas el orden de creación debe ser: clientes, cuentas y movimientos.</text:p>
      <text:p text:style-name="Standard"/>
      <text:p text:style-name="Standard"><text:tab/>Para crear la tabla de clientes:</text:p>
      <text:p text:style-name="Standard"/>
      <text:p text:style-name="Standard">$sql = "CREATE TABLE clientes (cl_dni VARCHAR(<text:span text:style-name="T3">9</text:span>) <text:s/>NOT NULL, " . </text:p>
      <text:p text:style-name="Standard"><text:s text:c="31"/>"cl_nom VARCHAR(50) NOT NULL, " . </text:p>
      <text:p text:style-name="Standard"><text:s text:c="31"/>"cl_dir VARCHAR(60) NOT NULL, " . </text:p>
      <text:p text:style-name="Standard"><text:s text:c="31"/>"cl_tel VARCHAR(9) <text:s/>NOT NULL, " . </text:p>
      <text:p text:style-name="Standard"><text:s text:c="31"/>"cl_ema VARCHAR(65) NOT NULL, " . </text:p>
      <text:p text:style-name="Standard"><text:s text:c="31"/>"cl_fna DATE, " . </text:p>
      <text:p text:style-name="Standard"><text:s text:c="31"/>"cl_fcl DATE <text:s text:c="7"/>NOT NULL, " . </text:p>
      <text:p text:style-name="Standard"><text:s text:c="31"/>"cl_ncu TINYINT(2) <text:s/>NOT NULL, " . </text:p>
      <text:p text:style-name="Standard"><text:s text:c="31"/>"cl_sal INT(8) <text:s text:c="5"/>NOT NULL, " . </text:p>
      <text:p text:style-name="Standard"><text:s text:c="31"/>"PRIMARY KEY (cl_dni)) ENGINE = MYISAM;"; </text:p>
      <text:p text:style-name="Standard"/>
      <text:p text:style-name="Standard"><text:tab/>La tabla de cuentas:</text:p>
      <text:p text:style-name="Standard"/>
      <text:p text:style-name="Standard"><text:s/>$sql = "CREATE TABLE cuentas (cu_ncu VARCHAR(<text:span text:style-name="T3">10</text:span>) <text:s/>NOT NULL, " . </text:p>
      <text:p text:style-name="Standard"><text:s text:c="30"/>"cu_dn1 VARCHAR(<text:span text:style-name="T3">9</text:span>) <text:s text:c="2"/>NOT NULL, " . </text:p>
      <text:p text:style-name="Standard"><text:s text:c="30"/>"cu_dn2 VARCHAR(<text:span text:style-name="T3">9</text:span>), " . </text:p>
      <text:p text:style-name="Standard"><text:s text:c="30"/>"cu_sal INT(8) <text:s text:c="5"/>NOT NULL, " . </text:p>
      <text:p text:style-name="Standard"><text:s text:c="30"/>"PRIMARY KEY (cu_ncu), " . </text:p>
      <text:p text:style-name="Standard"><text:s text:c="30"/>"FOREIGN KEY (cu_dn1, cu_dn2) REFERENCES clientes(cl_dni, cl_dni)" . </text:p>
      <text:p text:style-name="Standard"><text:s text:c="30"/>") ENGINE = MYISAM;"; </text:p>
      <text:p text:style-name="Standard"/>
      <text:p text:style-name="Standard"><text:tab/>La tabla de movimientos:</text:p>
      <text:p text:style-name="Standard"/>
      <text:p text:style-name="Standard"><text:s/>$sql = "CREATE TABLE movimientos (mo_ncu VARCHAR(<text:span text:style-name="T3">10</text:span>) <text:s/>NOT NULL, " . </text:p>
      <text:p text:style-name="Standard"><text:soft-page-break/><text:s text:c="34"/>"mo_fec DATE <text:s text:c="8"/>NOT NULL, " . </text:p>
      <text:p text:style-name="Standard"><text:s text:c="34"/>"mo_hor VARCHAR(6) <text:s text:c="2"/>NOT NULL, " . </text:p>
      <text:p text:style-name="Standard"><text:s text:c="34"/>"mo_des VARCHAR(80) <text:s/>NOT NULL, " . </text:p>
      <text:p text:style-name="Standard"><text:s text:c="34"/>"mo_imp INT(8) <text:s text:c="6"/>NOT NULL, " . </text:p>
      <text:p text:style-name="Standard"><text:s text:c="34"/>"PRIMARY KEY (mo_ncu, mo_fec, mo_hor)) ENGINE = MYISAM;"; </text:p>
      <text:p text:style-name="Standard"/>
      <text:p text:style-name="Standard"/>
      <text:p text:style-name="Standard"/>
      <text:p text:style-name="Standard"/>
      <text:p text:style-name="Standard"><text:tab/><text:span text:style-name="T1">Práctica 2.- Apertura de cuentas</text:span></text:p>
      <text:p text:style-name="P2"/>
      <text:p text:style-name="P2"><text:tab/>Se realizarán como mínimo las siguientes operaciones:</text:p>
      <text:p text:style-name="P2"/>
      <text:list xml:id="list8802810766878323227" text:style-name="L1">
        <text:list-item>
          <text:p text:style-name="P3">Introducción del nº de cuenta.</text:p>
        </text:list-item>
        <text:list-item>
          <text:p text:style-name="P3">Comprobar en el cliente que el <text:span text:style-name="T4">10</text:span>º dígito corresponde al resto de dividir la suma de los otros <text:span text:style-name="T4">9</text:span> entre <text:span text:style-name="T4">9</text:span>.</text:p>
        </text:list-item>
        <text:list-item>
          <text:p text:style-name="P3">Realizar la misma comprobación en el servidor.</text:p>
        </text:list-item>
        <text:list-item>
          <text:p text:style-name="P3">Comprobar que la cuenta no está dada de alta.</text:p>
        </text:list-item>
        <text:list-item>
          <text:p text:style-name="P3">Introducir el DNI del primer titular comprobando en el cliente que el formato es el adecuado.</text:p>
        </text:list-item>
        <text:list-item>
          <text:p text:style-name="P3">Comprobar en el servidor que el formato es el adecuado.</text:p>
        </text:list-item>
        <text:list-item>
          <text:p text:style-name="P3">Comprobar si el titular ya está dado de alta en la tabla de clientes.</text:p>
        </text:list-item>
        <text:list-item>
          <text:p text:style-name="P3">Si el titular no existe pedir todos sus datos. Si existe mostrar sus datos.</text:p>
        </text:list-item>
        <text:list-item>
          <text:p text:style-name="P3">Preguntar si se desea un 2º titular y proceder de forma similar al primero en caso afirmativo, <text:span text:style-name="T5">teniendo en cuenta que el DNI del 2º titular debe ser distinto al del 1º</text:span>.</text:p>
        </text:list-item>
        <text:list-item>
          <text:p text:style-name="P3">Introducir el importe de la operación comprobando que es mayor de cero.</text:p>
        </text:list-item>
        <text:list-item>
          <text:p text:style-name="P3">Pedir conformidad con la operación realizando las siguientes operaciones con las tablas en caso afirmativo:</text:p>
        </text:list-item>
      </text:list>
      <text:list xml:id="list5560763021532413558" text:style-name="L2">
        <text:list-item>
          <text:list>
            <text:list-item>
              <text:p text:style-name="P6">Grabar un registro en la tabla de cuentas.</text:p>
            </text:list-item>
            <text:list-item>
              <text:p text:style-name="P6">Grabar el cliente o clientes en la tabla de clientes si no existián o incrementar su número de cuentas abiertas si ya existían.</text:p>
            </text:list-item>
            <text:list-item>
              <text:p text:style-name="P6">Grabar un movimiento.</text:p>
            </text:list-item>
          </text:list>
        </text:list-item>
      </text:list>
      <text:p text:style-name="P2"/>
      <text:p text:style-name="P2"/>
      <text:p text:style-name="Standard"><text:span text:style-name="T2"><text:tab/></text:span><text:span text:style-name="T1">Práctica 3.- Ingresos y reintegros</text:span></text:p>
      <text:p text:style-name="P2"/>
      <text:p text:style-name="P2"><text:tab/>Se realizarán como mínimo las siguientes operaciones:</text:p>
      <text:p text:style-name="P2"/>
      <text:list xml:id="list91243915956233" text:continue-list="list8802810766878323227" text:style-name="L1">
        <text:list-item>
          <text:p text:style-name="P7">Elección de la operación (Ingreso/Reintegro) mediante un elemento de tipo “radio button”.</text:p>
        </text:list-item>
        <text:list-item>
          <text:p text:style-name="P4">Introducción del nº de cuenta.</text:p>
        </text:list-item>
        <text:list-item>
          <text:p text:style-name="P3">Comprobar en el cliente que el <text:span text:style-name="T4">10</text:span>º dígito corresponde al resto de dividir la suma de los otros <text:span text:style-name="T4">9</text:span> entre <text:span text:style-name="T4">9</text:span>.</text:p>
        </text:list-item>
        <text:list-item>
          <text:p text:style-name="P3">Realizar la misma comprobación en el servidor.</text:p>
        </text:list-item>
        <text:list-item>
          <text:p text:style-name="P3">Comprobar que la cuenta está dada de alta.</text:p>
        </text:list-item>
        <text:list-item>
          <text:p text:style-name="P3">Introducir una descripción de la operación.</text:p>
        </text:list-item>
        <text:list-item>
          <text:p text:style-name="P3">Introducir el importe de la operación. <text:span text:style-name="T6">Aquí podría realizarse la comprobación correspondiente en el caso de “Reintegro”.</text:span></text:p>
        </text:list-item>
        <text:list-item>
          <text:p text:style-name="P5">Pedir conformidad con la operación.</text:p>
        </text:list-item>
        <text:list-item>
          <text:p text:style-name="P5"><text:span text:style-name="T6">Comprobar que en caso de “Reintegro” el saldo de la cuenta no es inferior al importe y r</text:span>ealiza<text:span text:style-name="T6">r</text:span> las siguientes operaciones con las tablas en caso <text:span text:style-name="T6">oportuno</text:span>:</text:p>
          <text:p text:style-name="P12"/>
        </text:list-item>
      </text:list>
      <text:list xml:id="list1793855488742303014" text:style-name="L3">
        <text:list-item>
          <text:list>
            <text:list-item>
              <text:p text:style-name="P8">Modificar el saldo de la tabla de cuentas.</text:p>
            </text:list-item>
            <text:list-item>
              <text:p text:style-name="P8">Modificar el saldo del cliente o clientes en la tabla de clientes.</text:p>
            </text:list-item>
            <text:list-item>
              <text:p text:style-name="P8">Grabar un movimiento. <text:span text:style-name="T6">La fecha y la hora deberán tomarse del sistema. El importe se grabará en negativo si la operación es un reintegro.</text:span></text:p>
            </text:list-item>
            <text:list-item>
              <text:p text:style-name="P9">Opcionalmente puede probarse una operación de rollback.</text:p>
            </text:list-item>
          </text:list>
        </text:list-item>
      </text:list>
      <text:p text:style-name="P2"/>
      <text:p text:style-name="P2"/>
      <text:p text:style-name="Standard"><text:span text:style-name="T2"><text:tab/></text:span><text:span text:style-name="T1">Práctica 4.- Listado de movimientos</text:span></text:p>
      <text:p text:style-name="P2"/>
      <text:p text:style-name="P2"><text:tab/>Se realizarán como mínimo las siguientes operaciones:</text:p>
      <text:p text:style-name="P2"/>
      <text:list xml:id="list91242800839571" text:continue-list="list91243915956233" text:style-name="L1">
        <text:list-item>
          <text:p text:style-name="P3">Introducción del nº de cuenta, fecha del primer movimiento y fecha del último.</text:p>
        </text:list-item>
        <text:list-item>
          <text:p text:style-name="P3">Visualizar los movimientos que corresponda.</text:p>
        </text:list-item>
        <text:list-item>
          <text:p text:style-name="P10">Deben realizarse las siguientes comprobaciones:</text:p>
        </text:list-item>
        <text:list-item>
          <text:p text:style-name="P13">Que el número de cuenta es correcto (en cliente y servidor).</text:p>
        </text:list-item>
        <text:list-item>
          <text:p text:style-name="P13">Que las fechas son correctas. La fecha del último movimiento no debe ser anterior a la del primero; si no es así se mostrará el error o se intercambiarán.</text:p>
        </text:list-item>
        <text:list-item>
          <text:p text:style-name="P10">Deben contemplarse los errores o excepciones de “Cuenta inexistente” y “Cuenta sin movimientos entre las fechas especificadas”.</text:p>
        </text:list-item>
      </text:list>
      <text:p text:style-name="P2"/>
      <text:p text:style-name="P2"/>
      <text:p text:style-name="Standard"><text:span text:style-name="T2"><text:tab/></text:span><text:span text:style-name="T1">Práctica 5.- Cierre de cuentas</text:span></text:p>
      <text:p text:style-name="P2"/>
      <text:p text:style-name="P2"><text:tab/>Se realizarán como mínimo las siguientes operaciones:</text:p>
      <text:p text:style-name="P2"/>
      <text:list xml:id="list91243066792622" text:continue-numbering="true" text:style-name="L1">
        <text:list-item>
          <text:p text:style-name="P3">Introducción del nº de cuenta y comprobar su existencia.</text:p>
        </text:list-item>
        <text:list-item>
          <text:p text:style-name="P3">Visualizar los datos relativos a la misma <text:span text:style-name="T7">(incluida información de los titulares)</text:span>.</text:p>
        </text:list-item>
        <text:list-item>
          <text:p text:style-name="P3">Comprobar que el saldo de la cuenta sea cero.</text:p>
        </text:list-item>
        <text:list-item>
          <text:p text:style-name="P3">Pedir conformidad con la operación. En caso afirmativo se realizarán las siguientes actualizaciones:</text:p>
        </text:list-item>
      </text:list>
      <text:list xml:id="list2184557505005975339" text:style-name="L4">
        <text:list-item>
          <text:list>
            <text:list-item>
              <text:p text:style-name="P11">Eliminación del registro de la tabla de cuentas.</text:p>
            </text:list-item>
            <text:list-item>
              <text:p text:style-name="P11">Eliminar los titulares si es su única cuenta abierta o restar uno al número de cuentas abiertas en el caso de que el titular tenga más cuentas.</text:p>
            </text:list-item>
            <text:list-item>
              <text:p text:style-name="P11">Eliminar los movimientos de la cuenta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2-03-08T21:40:31</meta:creation-date>
    <dc:date>2017-02-02T09:12:42.593213647</dc:date>
    <meta:editing-duration>PT13H28M12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3" meta:paragraph-count="86" meta:word-count="891" meta:character-count="5839" meta:non-whitespace-character-count="4354"/>
  </office:meta>
</office:document-meta>
</file>